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770c" officeooo:paragraph-rsid="000b770c"/>
    </style:style>
    <style:style style:name="P2" style:family="paragraph" style:parent-style-name="Standard">
      <style:text-properties officeooo:rsid="000c57b2" officeooo:paragraph-rsid="000e550a"/>
    </style:style>
    <style:style style:name="P3" style:family="paragraph" style:parent-style-name="Standard">
      <style:text-properties officeooo:rsid="000e550a" officeooo:paragraph-rsid="000e550a"/>
    </style:style>
    <style:style style:name="P4" style:family="paragraph" style:parent-style-name="Standard">
      <style:text-properties officeooo:rsid="000ef72d" officeooo:paragraph-rsid="000ef72d"/>
    </style:style>
    <style:style style:name="P5" style:family="paragraph" style:parent-style-name="Standard">
      <style:text-properties officeooo:rsid="00107f1a" officeooo:paragraph-rsid="00107f1a"/>
    </style:style>
    <style:style style:name="P6" style:family="paragraph" style:parent-style-name="Standard">
      <style:text-properties officeooo:rsid="00118973" officeooo:paragraph-rsid="00118973"/>
    </style:style>
    <style:style style:name="P7" style:family="paragraph" style:parent-style-name="Standard">
      <style:text-properties officeooo:rsid="00118973" officeooo:paragraph-rsid="0012cd25"/>
    </style:style>
    <style:style style:name="P8" style:family="paragraph" style:parent-style-name="Standard">
      <style:text-properties officeooo:rsid="0012cd25" officeooo:paragraph-rsid="0012cd25"/>
    </style:style>
    <style:style style:name="P9" style:family="paragraph" style:parent-style-name="Standard">
      <style:text-properties officeooo:rsid="0013a7ff" officeooo:paragraph-rsid="0013a7ff"/>
    </style:style>
    <style:style style:name="P10" style:family="paragraph" style:parent-style-name="Standard">
      <style:text-properties officeooo:rsid="0013f276" officeooo:paragraph-rsid="0013f276"/>
    </style:style>
    <style:style style:name="P11" style:family="paragraph" style:parent-style-name="Standard">
      <style:text-properties officeooo:rsid="0013f276" officeooo:paragraph-rsid="0015ce0f"/>
    </style:style>
    <style:style style:name="P12" style:family="paragraph" style:parent-style-name="Standard">
      <style:text-properties officeooo:rsid="0015ce0f" officeooo:paragraph-rsid="0015ce0f"/>
    </style:style>
    <style:style style:name="P13" style:family="paragraph" style:parent-style-name="Standard">
      <style:text-properties officeooo:rsid="0017b82c" officeooo:paragraph-rsid="0017b82c"/>
    </style:style>
    <style:style style:name="P14" style:family="paragraph" style:parent-style-name="Standard">
      <style:text-properties officeooo:rsid="0017b82c" officeooo:paragraph-rsid="001c43ad"/>
    </style:style>
    <style:style style:name="P15" style:family="paragraph" style:parent-style-name="Standard">
      <style:text-properties officeooo:rsid="001c43ad" officeooo:paragraph-rsid="001c43ad"/>
    </style:style>
    <style:style style:name="P16" style:family="paragraph" style:parent-style-name="Standard">
      <style:text-properties fo:font-weight="bold" officeooo:rsid="000b770c" officeooo:paragraph-rsid="000b770c" style:font-weight-asian="bold" style:font-weight-complex="bold"/>
    </style:style>
    <style:style style:name="P17" style:family="paragraph" style:parent-style-name="Standard">
      <style:text-properties officeooo:rsid="001a2671" officeooo:paragraph-rsid="001c43ad"/>
    </style:style>
    <style:style style:name="P18" style:family="paragraph" style:parent-style-name="Standard">
      <style:text-properties fo:font-weight="bold" officeooo:rsid="0017b82c" officeooo:paragraph-rsid="0017b82c" style:font-weight-asian="bold" style:font-weight-complex="bold"/>
    </style:style>
    <style:style style:name="T1" style:family="text">
      <style:text-properties officeooo:rsid="000ef72d"/>
    </style:style>
    <style:style style:name="T2" style:family="text">
      <style:text-properties officeooo:rsid="000f2955"/>
    </style:style>
    <style:style style:name="T3" style:family="text">
      <style:text-properties officeooo:rsid="00118973"/>
    </style:style>
    <style:style style:name="T4" style:family="text">
      <style:text-properties officeooo:rsid="0012cd25"/>
    </style:style>
    <style:style style:name="T5" style:family="text">
      <style:text-properties officeooo:rsid="0013a7ff"/>
    </style:style>
    <style:style style:name="T6" style:family="text">
      <style:text-properties officeooo:rsid="0013f276"/>
    </style:style>
    <style:style style:name="T7" style:family="text">
      <style:text-properties officeooo:rsid="0015ce0f"/>
    </style:style>
    <style:style style:name="T8" style:family="text">
      <style:text-properties officeooo:rsid="00168ec9"/>
    </style:style>
    <style:style style:name="T9" style:family="text">
      <style:text-properties officeooo:rsid="001a2671"/>
    </style:style>
    <style:style style:name="T10" style:family="text">
      <style:text-properties officeooo:rsid="001d9c97"/>
    </style:style>
    <style:style style:name="T11" style:family="text">
      <style:text-properties fo:font-weight="bold" style:font-weight-asian="bold" style:font-weight-complex="bold"/>
    </style:style>
    <style:style style:name="T12" style:family="text">
      <style:text-properties fo:font-weight="bold" officeooo:rsid="001a2671" style:font-weight-asian="bold" style:font-weight-complex="bold"/>
    </style:style>
    <style:style style:name="T13" style:family="text">
      <style:text-properties officeooo:rsid="001e7e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BINARY BOMB – PHASE 6 </text:span><text:tab/><text:tab/><text:tab/><text:tab/><text:tab/><text:span text:style-name="T11">JOHN THOMAS</text:span></text:p>
      <text:p text:style-name="P16"><text:tab/><text:tab/><text:tab/><text:tab/><text:tab/><text:tab/><text:tab/><text:tab/><text:tab/>P2CSN17017</text:p>
      <text:p text:style-name="P1"/>
      <text:p text:style-name="P1"/>
      <text:p text:style-name="P1">The Phase 6 starts at address 08048AFE, which sets the stack frame</text:p>
      <text:p text:style-name="P1">At address 08048B01,there is a call to the function sub_80491FC which is used to get the input from the user.<text:span text:style-name="T8">The input is pushed into eax.</text:span></text:p>
      <text:p text:style-name="P1">At address 08048AE7, there is a call to a sub function sub_8048D98.</text:p>
      <text:p text:style-name="P2"/>
      <text:p text:style-name="P2">Inside the sub function sub_8048D98,at address 08048DB3, there is a call to another sub function sub_8048FD8.</text:p>
      <text:p text:style-name="P3">Inside this function at address 08048FFF,there is a call to sscanf which reads the input which is pushed into the offset at address 08048FF9.So we find that there is a total of 6 “%d” seperated by spaces.So we find that the input is to read 6 numbers.</text:p>
      <text:p text:style-name="P2"/>
      <text:p text:style-name="P3">Now coming to loc_8048DC0, we see the insrtuction lea <text:s text:c="2"/>eax, [ebp+var_18], the first number entered as input is read.</text:p>
      <text:p text:style-name="P3">At address 08048DC7,there <text:s/>is a comparison taking place <text:span text:style-name="T8">in </text:span>whi<text:span text:style-name="T8">ch all the numbers </text:span><text:s/>should be <text:span text:style-name="T8">&gt;0 and </text:span>&lt;=<text:span text:style-name="T8">6(ie,values are 1,2,3,4,5,6)</text:span>.<text:span text:style-name="T1">If so , then perform a jump if equal to location 08048DD1, else call the explode bomb function sub_80494FC.</text:span></text:p>
      <text:p text:style-name="P3"/>
      <text:p text:style-name="P4">At <text:span text:style-name="T13">address </text:span>8048DD4, the next value is compared with 5 <text:span text:style-name="T2">and performs a jump if greater to loc_8048DFC</text:span></text:p>
      <text:p text:style-name="P5">Now it comes to loc_8048DE<text:span text:style-name="T8">C</text:span>, there it does a comparison to check if both the entered input values are same or not,If same,it calls the explode function.<text:span text:style-name="T3">else it performs a jump no equal to loc_8048DF6.</text:span></text:p>
      <text:p text:style-name="P7">At loc_8048DF6, the ebx value gets incremented and there is comparison [ cmp <text:s/>ebx,5 ] with each value to 5 .It means that there is a loop that executes 6 times <text:span text:style-name="T4">for the six inputs</text:span>.</text:p>
      <text:p text:style-name="P7">So here all our inputs gets checked ie,iterated in <text:s/>the loop one after the other.</text:p>
      <text:p text:style-name="P6"/>
      <text:p text:style-name="P6">Now at loc_8048DFC,<text:span text:style-name="T4">the edi value is incremented and compared again to 5.Then it performs a jump less than or equal and goes <text:s text:c="2"/>to loc_8048DC0 and starts again .The edi register gets cleared.</text:span></text:p>
      <text:p text:style-name="P6"/>
      <text:p text:style-name="P8">At address 08048E21,there is a compare with <text:s/>ebx, <text:s/>[eax+ecx].<text:span text:style-name="T5">Then <text:s/>performs a jump greater to loc_8048E38 where it moves <text:s/>[ebp+var_3C] into edx and moves the esi value to [edx+edi+4].</text:span></text:p>
      <text:p text:style-name="P9">Then increments edi and compares edi value to 5 and performs jump less than or equal to loc_8048E10 and does for the loop again.</text:p>
      <text:p text:style-name="P9">At loc_8048E52,the [edx+edi * 4] is moved to eax and that eax is moved to [esi+8] and eax value is moved into esi.Now the edi is incremented to next digit and compared again to 5 <text:span text:style-name="T6">and performs jump less than or equal to loc_8048E52.</text:span></text:p>
      <text:p text:style-name="P10">At address 8048E70,esi+8 is moved into edx, [esi] is moved into eax and a comparison happens between eax and [edx].</text:p>
      <text:p text:style-name="P10">Then jumps greater than or equal to loc_8048E7E,else calls the explode bomb function.</text:p>
      <text:p text:style-name="P11">Now coming to loc_8048E7E , the conditional checking takes place here and address 08048E82 the loop happens 5 times.It then performs a jle to loc_8048E70 <text:span text:style-name="T7">again till every digit <text:s/>is compared.</text:span></text:p>
      <text:p text:style-name="P12">Finally at sub_8048D98 endp is called. </text:p>
      <text:p text:style-name="P10"/>
      <text:p text:style-name="P9"/>
      <text:p text:style-name="P12">OUTPUT <text:s/>: 4 2 6 3 1 5 </text:p>
      <text:p text:style-name="P9"/>
      <text:p text:style-name="P9"/>
      <text:p text:style-name="P13"/>
      <text:p text:style-name="P13"><text:soft-page-break/></text:p>
      <text:p text:style-name="P18">SECRET PHASE </text:p>
      <text:p text:style-name="P13"/>
      <text:p text:style-name="P13">After the end of phase 6 ,Now we are address 08048B0F, here there is call <text:s/>to sub_804952C</text:p>
      <text:p text:style-name="P14">We enter inside the sub function, the stack frame is set <text:span text:style-name="T9">and there is a comparison taking place between dword_804B480(which is 0) and 6.It performs a jump no zero to loc_804959F and ends the stack frame else it goes to the next instructions. At address 0804954E a call to sscanf is made which pushes the offset unk_804B770 which is the input which we gave for the phase 4.It now compares eax <text:s/>with 2 and checks whether 2 inputs are provided.then a jnz operation is carried out to loc_8049592.It will push the string “</text:span><text:span text:style-name="T12">austinpowers</text:span><text:span text:style-name="T9">”. It calls the function sub_8049030 and checks whether both the <text:s/>strings are equal and perform a jump zero to loc_8049060.At loc_804907D ,it clears the eax.At loc_804907F the stack gets cleared and is returned.At address 08049578, it calls the printf to print the offset “Curses, you ‘ve found the secret phase!”.At address 08049585 ,it again calls the printf to print “But finding it and solving it are quite...”</text:span></text:p>
      <text:p text:style-name="P15"><text:span text:style-name="T10">Then, it prints, “</text:span>Wow! You’ve defused the secret stage!”</text:p>
      <text:p text:style-name="P17">Now coming to location loc_8049592 and call the printf to print”Congratulations ! You’ve defused the bom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08:58:54.257042885</meta:creation-date>
    <dc:date>2018-04-10T16:36:34.326675794</dc:date>
    <meta:editing-duration>PT59M52S</meta:editing-duration>
    <meta:editing-cycles>7</meta:editing-cycles>
    <meta:generator>LibreOffice/5.1.6.2$Linux_X86_64 LibreOffice_project/10m0$Build-2</meta:generator>
    <meta:document-statistic meta:table-count="0" meta:image-count="0" meta:object-count="0" meta:page-count="2" meta:paragraph-count="27" meta:word-count="689" meta:character-count="3992" meta:non-whitespace-character-count="3295"/>
  </office:meta>
</office:document-meta>
</file>